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  <style:style style:name="P75" style:family="paragraph" style:parent-style-name="Text_20_body" style:list-style-name="L36">
      <style:paragraph-properties fo:margin-top="0in" fo:margin-bottom="0in"/>
    </style:style>
    <style:style style:name="P76" style:family="paragraph" style:parent-style-name="Text_20_body" style:list-style-name="L37">
      <style:paragraph-properties fo:margin-top="0in" fo:margin-bottom="0in"/>
    </style:style>
    <style:style style:name="P77" style:family="paragraph" style:parent-style-name="Text_20_body" style:list-style-name="L38">
      <style:paragraph-properties fo:margin-top="0in" fo:margin-bottom="0in"/>
    </style:style>
    <style:style style:name="P78" style:family="paragraph" style:parent-style-name="Text_20_body" style:list-style-name="L39">
      <style:paragraph-properties fo:margin-top="0in" fo:margin-bottom="0in"/>
    </style:style>
    <style:style style:name="P79" style:family="paragraph" style:parent-style-name="Text_20_body" style:list-style-name="L40">
      <style:paragraph-properties fo:margin-top="0in" fo:margin-bottom="0in"/>
    </style:style>
    <style:style style:name="P80" style:family="paragraph" style:parent-style-name="Text_20_body" style:list-style-name="L41">
      <style:paragraph-properties fo:margin-top="0in" fo:margin-bottom="0in"/>
    </style:style>
    <style:style style:name="P81" style:family="paragraph" style:parent-style-name="Text_20_body" style:list-style-name="L42">
      <style:paragraph-properties fo:margin-top="0in" fo:margin-bottom="0in"/>
    </style:style>
    <style:style style:name="P82" style:family="paragraph" style:parent-style-name="Text_20_body" style:list-style-name="L43">
      <style:paragraph-properties fo:margin-top="0in" fo:margin-bottom="0in"/>
    </style:style>
    <style:style style:name="P83" style:family="paragraph" style:parent-style-name="Text_20_body" style:list-style-name="L44">
      <style:paragraph-properties fo:margin-top="0in" fo:margin-bottom="0in"/>
    </style:style>
    <style:style style:name="P84" style:family="paragraph" style:parent-style-name="Text_20_body" style:list-style-name="L45">
      <style:paragraph-properties fo:margin-top="0in" fo:margin-bottom="0in"/>
    </style:style>
    <style:style style:name="P85" style:family="paragraph" style:parent-style-name="Text_20_body" style:list-style-name="L46">
      <style:paragraph-properties fo:margin-top="0in" fo:margin-bottom="0in"/>
    </style:style>
    <style:style style:name="P86" style:family="paragraph" style:parent-style-name="Text_20_body" style:list-style-name="L47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48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49">
      <style:paragraph-properties fo:margin-top="0in" fo:margin-bottom="0in"/>
    </style:style>
    <style:style style:name="P93" style:family="paragraph" style:parent-style-name="Text_20_body" style:list-style-name="L50">
      <style:paragraph-properties fo:margin-top="0in" fo:margin-bottom="0in"/>
    </style:style>
    <style:style style:name="P94" style:family="paragraph" style:parent-style-name="Text_20_body" style:list-style-name="L51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52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53">
      <style:paragraph-properties fo:margin-top="0in" fo:margin-bottom="0in"/>
    </style:style>
    <style:style style:name="P101" style:family="paragraph" style:parent-style-name="Text_20_body" style:list-style-name="L5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Text_20_body" style:list-style-name="L55">
      <style:paragraph-properties fo:margin-top="0in" fo:margin-bottom="0in"/>
    </style:style>
    <style:style style:name="P123" style:family="paragraph" style:parent-style-name="Text_20_body" style:list-style-name="L56">
      <style:paragraph-properties fo:margin-top="0in" fo:margin-bottom="0in"/>
    </style:style>
    <style:style style:name="P124" style:family="paragraph" style:parent-style-name="Text_20_body" style:list-style-name="L57">
      <style:paragraph-properties fo:margin-top="0in" fo:margin-bottom="0in"/>
    </style:style>
    <style:style style:name="P125" style:family="paragraph" style:parent-style-name="Text_20_body" style:list-style-name="L58">
      <style:paragraph-properties fo:margin-top="0in" fo:margin-bottom="0in"/>
    </style:style>
    <style:style style:name="P126" style:family="paragraph" style:parent-style-name="Text_20_body" style:list-style-name="L59">
      <style:paragraph-properties fo:margin-top="0in" fo:margin-bottom="0in"/>
    </style:style>
    <style:style style:name="P127" style:family="paragraph" style:parent-style-name="Text_20_body" style:list-style-name="L60">
      <style:paragraph-properties fo:margin-top="0in" fo:margin-bottom="0in"/>
    </style:style>
    <style:style style:name="P128" style:family="paragraph" style:parent-style-name="Text_20_body" style:list-style-name="L61">
      <style:paragraph-properties fo:margin-top="0in" fo:margin-bottom="0in"/>
    </style:style>
    <style:style style:name="P129" style:family="paragraph" style:parent-style-name="Text_20_body" style:list-style-name="L62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63">
      <style:paragraph-properties fo:margin-top="0in" fo:margin-bottom="0in"/>
    </style:style>
    <style:style style:name="P134" style:family="paragraph" style:parent-style-name="Text_20_body" style:list-style-name="L64">
      <style:paragraph-properties fo:margin-top="0in" fo:margin-bottom="0in"/>
    </style:style>
    <style:style style:name="P135" style:family="paragraph" style:parent-style-name="Text_20_body" style:list-style-name="L65">
      <style:paragraph-properties fo:margin-top="0in" fo:margin-bottom="0in"/>
    </style:style>
    <style:style style:name="P136" style:family="paragraph" style:parent-style-name="Text_20_body" style:list-style-name="L66">
      <style:paragraph-properties fo:margin-top="0in" fo:margin-bottom="0in"/>
    </style:style>
    <style:style style:name="P137" style:family="paragraph" style:parent-style-name="Text_20_body" style:list-style-name="L67">
      <style:paragraph-properties fo:margin-top="0in" fo:margin-bottom="0in"/>
    </style:style>
    <style:style style:name="P138" style:family="paragraph" style:parent-style-name="Text_20_body" style:list-style-name="L68">
      <style:paragraph-properties fo:margin-top="0in" fo:margin-bottom="0in"/>
    </style:style>
    <style:style style:name="P139" style:family="paragraph" style:parent-style-name="Text_20_body" style:list-style-name="L69">
      <style:paragraph-properties fo:margin-top="0in" fo:margin-bottom="0in"/>
    </style:style>
    <style:style style:name="P140" style:family="paragraph" style:parent-style-name="Text_20_body" style:list-style-name="L70">
      <style:paragraph-properties fo:margin-top="0in" fo:margin-bottom="0in"/>
    </style:style>
    <style:style style:name="P141" style:family="paragraph" style:parent-style-name="Text_20_body" style:list-style-name="L71">
      <style:paragraph-properties fo:margin-top="0in" fo:margin-bottom="0in"/>
    </style:style>
    <style:style style:name="P142" style:family="paragraph" style:parent-style-name="Text_20_body" style:list-style-name="L72">
      <style:paragraph-properties fo:margin-top="0in" fo:margin-bottom="0in"/>
    </style:style>
    <style:style style:name="P143" style:family="paragraph" style:parent-style-name="Text_20_body" style:list-style-name="L73">
      <style:paragraph-properties fo:margin-top="0in" fo:margin-bottom="0in"/>
    </style:style>
    <style:style style:name="P144" style:family="paragraph" style:parent-style-name="Text_20_body" style:list-style-name="L74">
      <style:paragraph-properties fo:margin-top="0in" fo:margin-bottom="0in"/>
    </style:style>
    <style:style style:name="P145" style:family="paragraph" style:parent-style-name="Text_20_body" style:list-style-name="L75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10 març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 | colunas | linhas selecionadas,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  <text:p text:style-name="Pagebreak"/>
      <text:h text:style-name="Heading_20_3" text:outline-level="3"><text:bookmark-start text:name="simplificando-vba-de-referência-relativa-e-absoluta"/>2.8.4 Simplificando VBA de referência relativa e absoluta<text:bookmark-end text:name="simplificando-vba-de-referência-relativa-e-absoluta"/></text:h>
      <text:list text:style-name="L36">
        <text:list-item>
          <text:p text:style-name="P75">Ao criar uma Macro usando referência relativa ou absoluta o código tem as seguintes caracteristicas:<text:line-break/></text:p>
          <text:list text:style-name="L37">
            <text:list-item>
              <text:p text:style-name="P76">Referência Relativa:<text:line-break/></text:p>
              <text:list text:style-name="L38">
                <text:list-item>
                  <text:p text:style-name="P77">Selecionar linha de referencia (linha inteira):<text:line-break/><text:span text:style-name="Source_Text">ActiveCell.Rows("1:1").EntireRow.Select</text:span><text:line-break/></text:p>
                </text:list-item>
                <text:list-item>
                  <text:p text:style-name="P77">Selecionar coluna de referencia (coluna inteira):<text:line-break/><text:span text:style-name="Source_Text">ActiveCell.Columns("A:A").EntireColumn.Select</text:span><text:line-break/></text:p>
                </text:list-item>
                <text:list-item>
                  <text:p text:style-name="P77">Deletar seleção:<text:line-break/><text:span text:style-name="Source_Text">Selection.Delete</text:span><text:line-break/></text:p>
                </text:list-item>
                <text:list-item>
                  <text:p text:style-name="P77">Mover linhas|colunas após apagar uma linha|coluna:<text:line-break/></text:p>
                  <text:list text:style-name="L39">
                    <text:list-item>
                      <text:p text:style-name="P78">Linha:<text:line-break/><text:span text:style-name="Source_Text">Selection.Delete Shift:=xlUp</text:span><text:line-break/></text:p>
                    </text:list-item>
                    <text:list-item>
                      <text:p text:style-name="P78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  <text:list-item>
              <text:p text:style-name="P76">Referência Absoluta:<text:line-break/></text:p>
              <text:list text:style-name="L40">
                <text:list-item>
                  <text:p text:style-name="P79">Selecionar linha:<text:line-break/><text:span text:style-name="Source_Text">Rows("1:1").Select</text:span><text:line-break/></text:p>
                </text:list-item>
                <text:list-item>
                  <text:p text:style-name="P79">Selecionar coluna:<text:line-break/><text:span text:style-name="Source_Text">Columns("A:A").Select</text:span><text:line-break/></text:p>
                </text:list-item>
                <text:list-item>
                  <text:p text:style-name="P79">Deletar seleção:<text:line-break/><text:span text:style-name="Source_Text">Selection.Delete</text:span><text:line-break/></text:p>
                </text:list-item>
                <text:list-item>
                  <text:p text:style-name="P79">Mover linhas|colunas após apagar uma linha|coluna:<text:line-break/></text:p>
                  <text:list text:style-name="L41">
                    <text:list-item>
                      <text:p text:style-name="P80">Linha:<text:line-break/><text:span text:style-name="Source_Text">Selection.Delete Shift:=xlUp</text:span><text:line-break/></text:p>
                    </text:list-item>
                    <text:list-item>
                      <text:p text:style-name="P80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list text:style-name="L42">
        <text:list-item>
          <text:p text:style-name="P81">Podemos simplificar o código:<text:line-break/></text:p>
          <text:list text:style-name="L43">
            <text:list-item>
              <text:p text:style-name="P82">Referência Relativa:<text:line-break/></text:p>
              <text:list text:style-name="L44">
                <text:list-item>
                  <text:p text:style-name="P83">Simplificando seleção de linha de referência:<text:line-break/></text:p>
                  <text:list text:style-name="L45">
                    <text:list-item>
                      <text:p text:style-name="P84">Gerado automaticamente:<text:line-break/><text:span text:style-name="Source_Text">ActiveCell.Rows("1:1").EntireRow.Select</text:span><text:line-break/></text:p>
                    </text:list-item>
                    <text:list-item>
                      <text:p text:style-name="P84">Simplificando:<text:line-break/><text:span text:style-name="Source_Text">ActiveCell.EntireRow.Select</text:span><text:line-break/></text:p>
                    </text:list-item>
                  </text:list>
                </text:list-item>
                <text:list-item>
                  <text:p text:style-name="P83">Simplificando seleção de coluna de referência:<text:line-break/></text:p>
                  <text:list text:style-name="L46">
                    <text:list-item>
                      <text:p text:style-name="P85">Gerado automaticamente:<text:line-break/><text:span text:style-name="Source_Text">ActiveCell.Columns("A:A").EntireRow.Select</text:span><text:line-break/></text:p>
                    </text:list-item>
                    <text:list-item>
                      <text:p text:style-name="P85">Simplificando:<text:line-break/><text:span text:style-name="Source_Text">ActiveCell.EntireColumn.Select</text:span><text:line-break/></text:p>
                    </text:list-item>
                  </text:list>
                </text:list-item>
                <text:list-item>
                  <text:p text:style-name="P83">Deletando determinada seleção de linha|coluna:<text:line-break/></text:p>
                  <text:list text:style-name="L47">
                    <text:list-item>
                      <text:p text:style-name="P86">Linha, programação gerada automaticamente:<text:line-break/></text:p>
                    </text:list-item>
                  </text:list>
                  <text:p text:style-name="P87">ActiveCell.Rows("1:1").EntireRow.Select</text:p>
                  <text:p text:style-name="P88">Selection.Delete Shift:=xlUp</text:p>
                  <text:list text:style-name="L48">
                    <text:list-item>
                      <text:p text:style-name="P89">Linha simplificando:<text:line-break/><text:span text:style-name="Source_Text">ActiveCell.EntireRow.Delete</text:span><text:line-break/></text:p>
                    </text:list-item>
                    <text:list-item>
                      <text:p text:style-name="P89">Coluna, programação gerada automaticamente:<text:line-break/></text:p>
                    </text:list-item>
                  </text:list>
                  <text:p text:style-name="P90">ActiveCell.Columns("A:A").EntireColumn.Select</text:p>
                  <text:p text:style-name="P91">Selection.Delete Shift:=xlToLeft</text:p>
                  <text:list text:style-name="L49">
                    <text:list-item>
                      <text:p text:style-name="P92">Coluna simplificando:<text:line-break/><text:span text:style-name="Source_Text">ActiveCell.EntireColumn.Delete</text:span><text:line-break/></text:p>
                    </text:list-item>
                  </text:list>
                </text:list-item>
                <text:list-item>
                  <text:p text:style-name="P8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  <text:list-item>
              <text:p text:style-name="P82">Referência Absoluta:<text:line-break/></text:p>
              <text:list text:style-name="L50">
                <text:list-item>
                  <text:p text:style-name="P93">Deletando determinada seleção de linha|coluna:<text:line-break/></text:p>
                  <text:list text:style-name="L51">
                    <text:list-item>
                      <text:p text:style-name="P94">Linha gerada automaticamente:<text:line-break/></text:p>
                    </text:list-item>
                  </text:list>
                  <text:p text:style-name="P95">Rows("1:1").Select</text:p>
                  <text:p text:style-name="P96">Selection.Delete Shift:=xlUp</text:p>
                  <text:list text:style-name="L52">
                    <text:list-item>
                      <text:p text:style-name="P97">Linha Simplificado:<text:line-break/><text:span text:style-name="Source_Text">Rows("1:1").Delete</text:span><text:line-break/></text:p>
                    </text:list-item>
                    <text:list-item>
                      <text:p text:style-name="P97">Coluna gerada automaticamente:<text:line-break/></text:p>
                    </text:list-item>
                  </text:list>
                  <text:p text:style-name="P98">Columns("A:A").Select</text:p>
                  <text:p text:style-name="P99">Selection.Delete Shift:=xlToLeft</text:p>
                  <text:list text:style-name="L53">
                    <text:list-item>
                      <text:p text:style-name="P100">Coluna simplificado:<text:line-break/><text:span text:style-name="Source_Text">Columns("A:A").Delete</text:span><text:line-break/></text:p>
                    </text:list-item>
                  </text:list>
                </text:list-item>
                <text:list-item>
                  <text:p text:style-name="P9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</text:list>
        </text:list-item>
      </text:list>
      <text:p text:style-name="Pagebreak"/>
      <text:list text:style-name="L54">
        <text:list-item>
          <text:p text:style-name="P101">Exemplo de Simplificação de código.<text:line-break/></text:p>
        </text:list-item>
      </text:list>
      <text:p text:style-name="First_20_paragraph">Código Original:<text:line-break/></text:p>
      <text:p text:style-name="P102">Sub ApagarLinhaRelativamente()</text:p>
      <text:p text:style-name="P103">'</text:p>
      <text:p text:style-name="P104">' ApagarLinhaRelativamente Macro</text:p>
      <text:p text:style-name="P105">'</text:p>
      <text:p text:style-name="P106">'</text:p>
      <text:p text:style-name="P107">'</text:p>
      <text:p text:style-name="P108"><text:s text:c="4"/>ActiveCell.Rows("1:1").EntireRow.Select</text:p>
      <text:p text:style-name="P109"><text:s text:c="4"/>Selection.Delete Shift:=xlUp</text:p>
      <text:p text:style-name="P110"><text:s text:c="4"/>Rows("10:10").Select</text:p>
      <text:p text:style-name="P111"><text:s text:c="4"/>Selection.Delete Shift:=xlUp</text:p>
      <text:p text:style-name="P112">End Sub</text:p>
      <text:p text:style-name="First_20_paragraph">Código Simplificado:<text:line-break/></text:p>
      <text:p text:style-name="P113">Sub Apagar_Linha_Relatimente()</text:p>
      <text:p text:style-name="P114">'</text:p>
      <text:p text:style-name="P115">' Apagar_Linha_Relatimente Macro</text:p>
      <text:p text:style-name="P116">' Macro Simplificada</text:p>
      <text:p text:style-name="P117">'</text:p>
      <text:p text:style-name="P118">'</text:p>
      <text:p text:style-name="P119"><text:s text:c="4"/>ActiveCell.EntireRow.Delete</text:p>
      <text:p text:style-name="P120"><text:s text:c="4"/>Rows("10:10").Delete</text:p>
      <text:p text:style-name="P121">End Sub</text:p>
      <text:p text:style-name="Pagebreak"/>
      <text:h text:style-name="Heading_20_2" text:outline-level="2"><text:bookmark-start text:name="diferença-entre-macro-absolta-e-macro-relativa---uso-de-offset"/>2.9 Diferença entre Macro Absolta e Macro Relativa - Uso de <text:span text:style-name="Source_Text">Offset</text:span><text:bookmark-end text:name="diferença-entre-macro-absolta-e-macro-relativa---uso-de-offset"/></text:h>
      <text:h text:style-name="Heading_20_3" text:outline-level="3"><text:bookmark-start text:name="diferença-entre-macro-absoluta-e-relativa"/>2.9.1 Diferença entre Macro Absoluta e Relativa<text:bookmark-end text:name="diferença-entre-macro-absoluta-e-relativa"/></text:h>
      <text:list text:style-name="L55">
        <text:list-item>
          <text:p text:style-name="P122">Quando marcamos, ou desmarcamos, a opção “Usar Referências Relativas”, o código VBA da Macro é alterado.<text:line-break/></text:p>
        </text:list-item>
        <text:list-item>
          <text:p text:style-name="P122">Diferença é o uso do <text:span text:style-name="Source_Text">Offset</text:span>, que cria uma relação relativa (referência relativa) no código VBA gerado.<text:line-break/></text:p>
        </text:list-item>
        <text:list-item>
          <text:p text:style-name="P122">Diferença entre códigos:<text:line-break/></text:p>
          <text:list text:style-name="L56">
            <text:list-item>
              <text:p text:style-name="P123">Macro Absoluta:<text:line-break/><text:span text:style-name="Source_Text">Range("A1").Select</text:span><text:line-break/>Determina o célula selecionada.<text:line-break/></text:p>
            </text:list-item>
            <text:list-item>
              <text:p text:style-name="P123">Macro Relativa:<text:line-break/><text:span text:style-name="Source_Text">ActiveCell.Offset(-4, -3).Range("A1").Select</text:span><text:line-break/>A partir da célula selecionada como referência, anda determinadas coordenadas de células. </text:p>
            </text:list-item>
          </text:list>
        </text:list-item>
      </text:list>
      <text:h text:style-name="Heading_20_3" text:outline-level="3"><text:bookmark-start text:name="verificação-imediata"/>2.9.2 Verificação imediata<text:bookmark-end text:name="verificação-imediata"/></text:h>
      <text:list text:style-name="L57">
        <text:list-item>
          <text:p text:style-name="P124">Abre uma janela de testes rápidos “verificação imediata” para testar códigos VBA.<text:line-break/></text:p>
        </text:list-item>
        <text:list-item>
          <text:p text:style-name="P124">Atalho para abrir a tela no editor VBA:<text:line-break/><text:span text:style-name="Source_Text">Ctrl + G</text:span><text:line-break/></text:p>
        </text:list-item>
        <text:list-item>
          <text:p text:style-name="P124">Exemplo de verificação imediata:<text:line-break/><text:span text:style-name="Source_Text">ActiveCell.Offset(-4, -3).Select</text:span><text:line-break/>Move a célula selecionada em determinada coordenada (-4 linha,-3 coluna).<text:line-break/></text:p>
        </text:list-item>
      </text:list>
      <text:p text:style-name="FigureWithCaption"><draw:frame draw:name="img17" style:rel-width="30.0%" style:rel-height="scale" svg:width="618.4421052631579pt" svg:height="686.6526315789474pt"><draw:image xlink:href="Pictures/16.png" xlink:type="simple" xlink:show="embed" xlink:actuate="onLoad"/></draw:frame></text:p>
      <text:p text:style-name="FigureCaption">Tela de Verificação Imediata.</text:p>
      <text:p text:style-name="Pagebreak"/>
      <text:h text:style-name="Heading_20_3" text:outline-level="3"><text:bookmark-start text:name="offset"/>2.9.3 <text:span text:style-name="Source_Text">Offset</text:span><text:bookmark-end text:name="offset"/></text:h>
      <text:list text:style-name="L58">
        <text:list-item>
          <text:p text:style-name="P125">O comando <text:span text:style-name="Source_Text">Offset</text:span> movimenta o cursor da célula ativa, em determinada coordenada (linha, coluna).<text:line-break/><text:span text:style-name="Source_Text">ActiveCell.Offset(-4, -3).Select</text:span><text:line-break/></text:p>
        </text:list-item>
        <text:list-item>
          <text:p text:style-name="P125">Coordenadas negativas movem o cursor para cima e para esquerda.<text:line-break/><text:span text:style-name="Source_Text">ActiveCell.Offset(-4, -3).Select</text:span><text:line-break/></text:p>
        </text:list-item>
        <text:list-item>
          <text:p text:style-name="P125">Coordenadas positivas movem o cursor para baixo e para direita.<text:line-break/><text:span text:style-name="Source_Text">ActiveCell.Offset(1, 2).Select</text:span><text:line-break/></text:p>
        </text:list-item>
      </text:list>
      <text:h text:style-name="Heading_20_3" text:outline-level="3"><text:bookmark-start text:name="depuração"/>2.9.4 Depuração<text:bookmark-end text:name="depuração"/></text:h>
      <text:list text:style-name="L59">
        <text:list-item>
          <text:p text:style-name="P126">Para executar uma Macro atraves da janela de VBA, podemos usar o <text:span text:style-name="Source_Text">F5</text:span>, ou o botão continuar na barra superior da janele (seta de execução). Basta deixar o cursor dentro do código que deverá ser executado.<text:line-break/></text:p>
        </text:list-item>
      </text:list>
      <text:p text:style-name="FigureWithCaption"><draw:frame draw:name="img18" style:rel-width="30.0%" style:rel-height="scale" svg:width="617.6842105263158pt" svg:height="686.6526315789474pt"><draw:image xlink:href="Pictures/17.png" xlink:type="simple" xlink:show="embed" xlink:actuate="onLoad"/></draw:frame></text:p>
      <text:p text:style-name="FigureCaption">Executar código VBA.</text:p>
      <text:list text:style-name="L60">
        <text:list-item>
          <text:p text:style-name="P127">Caso ocorra algum erro, podemos pedir para depurar o código atrás da linha que ocasionou/desencadeou o erro. A linha do erro é destacada.<text:line-break/></text:p>
        </text:list-item>
      </text:list>
      <text:p text:style-name="FigureWithCaption"><draw:frame draw:name="img19" style:rel-width="30.0%" style:rel-height="scale" svg:width="621.4736842105264pt" svg:height="380.46315789473687pt"><draw:image xlink:href="Pictures/18.png" xlink:type="simple" xlink:show="embed" xlink:actuate="onLoad"/></draw:frame></text:p>
      <text:p text:style-name="FigureCaption">Depuração de código atrás de linha com erro.</text:p>
      <text:p text:style-name="Pagebreak"/>
      <text:h text:style-name="Heading_20_2" text:outline-level="2"><text:bookmark-start text:name="meu-primeiro-programa-vba"/>2.10 Meu primeiro programa VBA<text:bookmark-end text:name="meu-primeiro-programa-vba"/></text:h>
      <text:h text:style-name="Heading_20_3" text:outline-level="3"><text:bookmark-start text:name="caixa-de-diálogo"/>2.10.1 Caixa de Diálogo<text:bookmark-end text:name="caixa-de-diálogo"/></text:h>
      <text:list text:style-name="L61">
        <text:list-item>
          <text:p text:style-name="P128">No VBA, para exibir uma caixa de diálogo usamos a função <text:span text:style-name="Source_Text">MsgBox</text:span>.<text:line-break/></text:p>
        </text:list-item>
      </text:list>
      <text:p text:style-name="FigureWithCaption"><draw:frame draw:name="img20" style:rel-width="60.0%" style:rel-height="scale" svg:width="1454.4pt" svg:height="770.7789473684211pt"><draw:image xlink:href="Pictures/19.png" xlink:type="simple" xlink:show="embed" xlink:actuate="onLoad"/></draw:frame></text:p>
      <text:p text:style-name="FigureCaption">Caixa de diálogo.</text:p>
      <text:p text:style-name="FigureWithCaption"><draw:frame draw:name="img21" style:rel-width="60.0%" style:rel-height="scale" svg:width="1039.0736842105264pt" svg:height="770.7789473684211pt"><draw:image xlink:href="Pictures/20.png" xlink:type="simple" xlink:show="embed" xlink:actuate="onLoad"/></draw:frame></text:p>
      <text:p text:style-name="FigureCaption">Programa VBA para criação de caixa de diálogo.</text:p>
      <text:list text:style-name="L62">
        <text:list-item>
          <text:p text:style-name="P129">Ex.:<text:line-break/></text:p>
          <text:p text:style-name="P130">Sub nome_Macro()</text:p>
          <text:p text:style-name="P131"><text:s text:c="2"/>MsgBox "Caixa de diálogo."</text:p>
          <text:p text:style-name="P132">End Sub</text:p>
        </text:list-item>
      </text:list>
      <text:p text:style-name="Pagebreak"/>
      <text:h text:style-name="Heading_20_1" text:outline-level="1"><text:bookmark-start text:name="desenvolvendo-primeira-ferramenta-básico"/>3 DESENVOLVENDO PRIMEIRA FERRAMENTA (BÁSICO)<text:bookmark-end text:name="desenvolvendo-primeira-ferramenta-básico"/></text:h>
      <text:h text:style-name="Heading_20_2" text:outline-level="2"><text:bookmark-start text:name="sistema-de-cadastro-de-clientes"/>3.1 Sistema de cadastro de clientes<text:bookmark-end text:name="sistema-de-cadastro-de-clientes"/></text:h>
      <text:h text:style-name="Heading_20_3" text:outline-level="3"><text:bookmark-start text:name="apagar-linhas-de-grade-barra-de-fórmulas-e-títulos"/>3.1.1 Apagar linhas de grade, barra de fórmulas e títulos<text:bookmark-end text:name="apagar-linhas-de-grade-barra-de-fórmulas-e-títulos"/></text:h>
      <text:list text:style-name="L63">
        <text:list-item>
          <text:p text:style-name="P133">Podemos para deixar uma aba com aspecto de programa/sistema, remover/omitir informações da tabela.<text:line-break/></text:p>
        </text:list-item>
        <text:list-item>
          <text:p text:style-name="P133">Entre as partes que podemos omitir temos:<text:line-break/></text:p>
          <text:list text:style-name="L64">
            <text:list-item>
              <text:p text:style-name="P134">Linhas de grade.<text:line-break/><text:span text:style-name="T2">Grid</text:span> da tabela que demarca as células.<text:line-break/></text:p>
            </text:list-item>
            <text:list-item>
              <text:p text:style-name="P134">Barra de fórmulas.<text:line-break/></text:p>
            </text:list-item>
            <text:list-item>
              <text:p text:style-name="P134">Títulos.<text:line-break/>São as coordenadas do tabela, tanto da parte superior (letras), quanto a parte lateral esquerda (números).<text:line-break/></text:p>
            </text:list-item>
          </text:list>
        </text:list-item>
        <text:list-item>
          <text:p text:style-name="P133">Para apagar/omitir esses aspectos da tabela:<text:line-break/></text:p>
          <text:list text:style-name="L65">
            <text:list-item>
              <text:p text:style-name="P135">ir na aba <text:span text:style-name="Source_Text">Exibir &gt; Mostrar</text:span>;<text:line-break/></text:p>
            </text:list-item>
            <text:list-item>
              <text:p text:style-name="P135">Marcar ou desmarcar as opções:<text:line-break/></text:p>
              <text:list text:style-name="L66">
                <text:list-item>
                  <text:p text:style-name="P136">Linhas de grade.<text:line-break/></text:p>
                </text:list-item>
                <text:list-item>
                  <text:p text:style-name="P136">Barra de fórmulas.<text:line-break/></text:p>
                </text:list-item>
                <text:list-item>
                  <text:p text:style-name="P136">Títulos.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criar-tabela"/>3.1.2 Criar tabela<text:bookmark-end text:name="criar-tabela"/></text:h>
      <text:p text:style-name="Pagebreak"/>
      <text:h text:style-name="Heading_20_3" text:outline-level="3"><text:bookmark-start text:name="protegerbloqueartrancar-tabela"/>3.1.3 Proteger/Bloquear/Trancar tabela<text:bookmark-end text:name="protegerbloqueartrancar-tabela"/></text:h>
      <text:list text:style-name="L67">
        <text:list-item>
          <text:p text:style-name="P137">É possivel para proteger a tabela, ou evitar/restringir que o usuário da planilha edite algum campo não autorizado. Podemos trancar/bloquear a planilha.<text:line-break/></text:p>
        </text:list-item>
        <text:list-item>
          <text:p text:style-name="P137">Para bloquear ou desbloquear a planilha:<text:line-break/></text:p>
          <text:list text:style-name="L68">
            <text:list-item>
              <text:p text:style-name="P138">Bloquear planilha:<text:line-break/><text:span text:style-name="Source_Text">Aba Revisão &gt; Proteger planilha</text:span><text:line-break/></text:p>
            </text:list-item>
            <text:list-item>
              <text:p text:style-name="P138">Desbloquear planilha:<text:line-break/><text:span text:style-name="Source_Text">Aba Revisão &gt; Desproteger planilha</text:span><text:line-break/></text:p>
            </text:list-item>
          </text:list>
        </text:list-item>
        <text:list-item>
          <text:p text:style-name="P137">Trancar a planilha limita o usuário a ações predeterminadas:<text:line-break/></text:p>
          <text:list text:style-name="L69">
            <text:list-item>
              <text:p text:style-name="P139">Selecionar células bloqueadas<text:line-break/></text:p>
            </text:list-item>
            <text:list-item>
              <text:p text:style-name="P139">Selecionar células desbloqueadas<text:line-break/></text:p>
            </text:list-item>
            <text:list-item>
              <text:p text:style-name="P139">Formatar células<text:line-break/></text:p>
            </text:list-item>
            <text:list-item>
              <text:p text:style-name="P139">Formatar Colunas<text:line-break/></text:p>
            </text:list-item>
            <text:list-item>
              <text:p text:style-name="P139">Formatar linhas<text:line-break/></text:p>
            </text:list-item>
            <text:list-item>
              <text:p text:style-name="P139">Inserir colunas<text:line-break/></text:p>
            </text:list-item>
            <text:list-item>
              <text:p text:style-name="P139">Inserir linhas<text:line-break/></text:p>
            </text:list-item>
            <text:list-item>
              <text:p text:style-name="P139">Inserir hiperlinks<text:line-break/></text:p>
            </text:list-item>
            <text:list-item>
              <text:p text:style-name="P139">Excluir colunas<text:line-break/></text:p>
            </text:list-item>
            <text:list-item>
              <text:p text:style-name="P139">Excluir linhas<text:line-break/></text:p>
            </text:list-item>
            <text:list-item>
              <text:p text:style-name="P139">Classificar<text:line-break/></text:p>
            </text:list-item>
            <text:list-item>
              <text:p text:style-name="P139">Usar filtro automático<text:line-break/></text:p>
            </text:list-item>
            <text:list-item>
              <text:p text:style-name="P139">Utilizar tabela dinâmica e gráfico dinâmico<text:line-break/></text:p>
            </text:list-item>
            <text:list-item>
              <text:p text:style-name="P139">Editar objetos<text:line-break/></text:p>
            </text:list-item>
            <text:list-item>
              <text:p text:style-name="P139">Editar cenários<text:line-break/></text:p>
            </text:list-item>
          </text:list>
        </text:list-item>
        <text:list-item>
          <text:p text:style-name="P137">Para destrancar a planilha é necessário senha.<text:line-break/></text:p>
        </text:list-item>
        <text:list-item>
          <text:p text:style-name="P137">Útil para criação de formulários.<text:line-break/></text:p>
        </text:list-item>
        <text:list-item>
          <text:p text:style-name="P137">Podemos deixar apenas determinados campos/células destrancadas para o usuário preencher. Basta selecionar tudo e desselecionar os campos que queremos deixar destrancados/desprotegidos.<text:line-break/></text:p>
        </text:list-item>
      </text:list>
      <text:p text:style-name="Pagebreak"/>
      <text:p text:style-name="FigureWithCaption"><draw:frame draw:name="img22" style:rel-width="80.0%" style:rel-height="scale" svg:width="1454.4pt" svg:height="772.2947368421053pt"><draw:image xlink:href="Pictures/21.png" xlink:type="simple" xlink:show="embed" xlink:actuate="onLoad"/></draw:frame></text:p>
      <text:p text:style-name="FigureCaption">Proteger/bloquear planilha.</text:p>
      <text:p text:style-name="FigureWithCaption"><draw:frame draw:name="img23" style:rel-width="35.0%" style:rel-height="scale" svg:width="279.66315789473686pt" svg:height="397.89473684210526pt"><draw:image xlink:href="Pictures/22.png" xlink:type="simple" xlink:show="embed" xlink:actuate="onLoad"/></draw:frame></text:p>
      <text:p text:style-name="FigureCaption">Opções para proteção/bloquear planilha.</text:p>
      <text:p text:style-name="Pagebreak"/>
      <text:h text:style-name="Heading_20_3" text:outline-level="3"><text:bookmark-start text:name="atribuir-macro-num-botão"/>3.1.4 Atribuir Macro num botão<text:bookmark-end text:name="atribuir-macro-num-botão"/></text:h>
      <text:list text:style-name="L70">
        <text:list-item>
          <text:p text:style-name="P140">Podemos atribuir uma determinada Macro a um botão.<text:line-break/></text:p>
        </text:list-item>
        <text:list-item>
          <text:p text:style-name="P140">Exemplos de útilidade de atribuição de Macro a um botão:<text:line-break/></text:p>
          <text:list text:style-name="L71">
            <text:list-item>
              <text:p text:style-name="P141">Limpar campos;<text:line-break/></text:p>
            </text:list-item>
            <text:list-item>
              <text:p text:style-name="P141">Cadastrar informações;<text:line-break/>Inserir informações de uma aba cadastral para uma tabela apropriada.<text:line-break/></text:p>
            </text:list-item>
            <text:list-item>
              <text:p text:style-name="P141">Direcinar/levar o usuário para outra tabela;<text:line-break/></text:p>
            </text:list-item>
          </text:list>
        </text:list-item>
        <text:list-item>
          <text:p text:style-name="P140">Passos para atribuir Macro num botão:<text:line-break/></text:p>
          <text:list text:style-name="L72">
            <text:list-item>
              <text:p text:style-name="P142">Criar um botão;<text:line-break/></text:p>
            </text:list-item>
          </text:list>
          <text:list text:style-name="L73">
            <text:list-item>
              <text:p text:style-name="P143">Caminho:<text:line-break/><text:span text:style-name="Source_Text">Inserir &gt; Ilustrações &gt; Formas</text:span><text:line-break/>Desenhar botão no formato desejado.<text:line-break/></text:p>
            </text:list-item>
            <text:list-item>
              <text:p text:style-name="P143">Na aba <text:span text:style-name="Source_Text">Formatar</text:span> podemos alterar as especificações visual do botão.<text:line-break/></text:p>
            </text:list-item>
            <text:list-item>
              <text:p text:style-name="P143">Para inserir texto no botão, clicamos dentro do botão com o botão direito do mouse e vamos na opção <text:span text:style-name="Source_Text">Editar texto</text:span>.<text:line-break/></text:p>
            </text:list-item>
          </text:list>
          <text:list text:style-name="L74">
            <text:list-item>
              <text:p text:style-name="P144">Criar Macro;<text:line-break/>Gravar uma Macro com as ações que desejamos que o botão execute.<text:line-break/></text:p>
            </text:list-item>
            <text:list-item>
              <text:p text:style-name="P144">Atribuir Macro no botão.<text:line-break/></text:p>
            </text:list-item>
          </text:list>
          <text:list text:style-name="L75">
            <text:list-item>
              <text:p text:style-name="P145">Clicar com o botão direito do mouse sobre o botão e ir na opção <text:span text:style-name="Source_Text">Atribuir macro</text:span>.<text:line-break/></text:p>
            </text:list-item>
            <text:list-item>
              <text:p text:style-name="P145">Selecionamos a Macro existente e confirmamos com <text:span text:style-name="Source_Text">ok</text:span>.<text:line-break/></text:p>
            </text:list-item>
          </text:list>
        </text:list-item>
      </text:list>
      <text:p text:style-name="Pagebreak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3-10T18:20:55Z</meta:creation-date>
    <dc:date>2024-03-10T18:20:55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10 março 2024</meta:user-defined>
    <meta:user-defined meta:name="output" meta:value-type="string"/>
    <meta:user-defined meta:name="subtitle" meta:value-type="string">Estudo dirigido de Macro e VBA</meta:user-defined>
  </office:meta>
</office:document-meta>
</file>